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233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8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SAMARAKOON Raphaël</text:p>
          </table:table-cell>
          <table:covered-table-cell table:number-columns-repeated="3" table:style-name="ce15"/>
          <table:covered-table-cell table:style-name="ce31"/>
          <table:table-cell table:style-name="ce33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6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2"/>
          <table:table-cell table:style-name="ce34" office:value-type="string" calcext:value-type="string">
            <text:p>Option :</text:p>
          </table:table-cell>
          <table:table-cell table:style-name="ce35" office:value-type="string" calcext:value-type="string">
            <text:p>x SISR</text:p>
          </table:table-cell>
          <table:table-cell table:style-name="ce37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/text:p>
          </table:table-cell>
          <table:covered-table-cell table:number-columns-repeated="6" table:style-name="ce17"/>
          <table:covered-table-cell table:style-name="ce38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39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0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6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1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Virtualisation Linux, installation wordpress, installation LAMP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27" office:value-type="string" calcext:value-type="string">
            <text:p>X</text:p>
          </table:table-cell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Creation d’un site html, gestion de styles, javascript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4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Création d’un jeu de dames (code en python et interface en pygames (à voir))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Mise en place de diagramme de gantes 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Mise en place d’une veille informatique via l’application freeplane</text:p>
          </table:table-cell>
          <table:table-cell table:style-name="ce21"/>
          <table:table-cell table:style-name="ce28" table:number-columns-repeated="5"/>
          <table:table-cell table:style-name="ce43" office:value-type="string" calcext:value-type="string">
            <text:p>X</text:p>
          </table:table-cell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Projet CEJMA (veille active)</text:p>
          </table:table-cell>
          <table:table-cell table:style-name="ce21"/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3" office:value-type="string" calcext:value-type="string">
            <text:p>X</text:p>
          </table:table-cell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Passage des certifications (basic networking) et Mooc</text:p>
          </table:table-cell>
          <table:table-cell table:style-name="ce21"/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3" office:value-type="string" calcext:value-type="string">
            <text:p>X</text:p>
          </table:table-cell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Upgrade d’un pc et mise en commun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Création d’une base de données à l’aide de la langage mysql 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Gestion d’une base de données </text:p>
          </table:table-cell>
          <table:table-cell table:style-name="ce21"/>
          <table:table-cell table:style-name="ce74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6">
          <table:table-cell table:style-name="ce8" office:value-type="string" calcext:value-type="string">
            <text:p>Gestion de site de commandes en php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6">
          <table:table-cell table:style-name="ce8" office:value-type="string" calcext:value-type="string">
            <text:p>Projet de durcissement d’un poste sous environnement Linux</text:p>
          </table:table-cell>
          <table:table-cell table:style-name="ce21"/>
          <table:table-cell table:style-name="ce28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28"/>
          <table:table-cell table:style-name="ce42"/>
          <table:table-cell table:style-name="ce46" table:number-columns-repeated="16376"/>
        </table:table-row>
        <table:table-row table:style-name="ro6">
          <table:table-cell table:style-name="ce8" office:value-type="string" calcext:value-type="string">
            <text:p>Projet Docker 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4"/>
          <table:table-cell table:style-name="ce46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7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4"/>
          <table:table-cell table:style-name="ce46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7">
          <table:table-cell table:style-name="ce10"/>
          <table:table-cell table:style-name="ce23"/>
          <table:table-cell table:style-name="ce29" table:number-columns-repeated="5"/>
          <table:table-cell table:style-name="ce45"/>
          <table:table-cell table:style-name="ce46" table:number-columns-repeated="16376"/>
        </table:table-row>
        <table:table-row table:style-name="ro7">
          <table:table-cell table:style-name="ce11"/>
          <table:table-cell table:style-name="ce24"/>
          <table:table-cell table:style-name="ce30" table:number-columns-repeated="6"/>
          <table:table-cell table:style-name="ce12" table:number-columns-repeated="35"/>
          <table:table-cell table:style-name="ce46" table:number-columns-repeated="16341"/>
        </table:table-row>
        <table:table-row table:style-name="ro8" table:number-rows-repeated="45">
          <table:table-cell table:style-name="ce12" table:number-columns-repeated="16384"/>
        </table:table-row>
        <table:table-row table:style-name="ro8">
          <table:table-cell table:style-name="ce12" table:number-columns-repeated="8"/>
          <table:table-cell table:number-columns-repeated="35"/>
          <table:table-cell table:style-name="ce12" table:number-columns-repeated="16341"/>
        </table:table-row>
        <table:table-row table:style-name="ro8" table:number-rows-repeated="1048491">
          <table:table-cell table:number-columns-repeated="43"/>
          <table:table-cell table:style-name="ce13" table:number-columns-repeated="16341"/>
        </table:table-row>
        <table:table-row table:style-name="ro8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2:19:00.85099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3-18T12:19:53.418005500</dc:date>
    <meta:generator>LibreOffice/25.8.5.2$Windows_X86_64 LibreOffice_project/9c8b85f387cc00a89945a79c9e6239f32e450ac2</meta:generator>
    <meta:editing-duration>PT10M20S</meta:editing-duration>
    <meta:editing-cycles>4</meta:editing-cycles>
    <meta:document-statistic meta:table-count="1" meta:cell-count="64" meta:object-count="0"/>
    <meta:user-defined meta:name="AppVersion">16.0300</meta:user-defined>
  </office:meta>
</office:document-meta>
</file>